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meta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vertical-align="middl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rect draw:style-name="gr1" draw:text-style-name="P1" draw:layer="layout" svg:width="11.684cm" svg:height="1.778cm" svg:x="6.858cm" svg:y="0.762cm">
          <text:p text:style-name="P1">Pontos de Vista</text:p>
        </draw:rect>
        <draw:rect draw:style-name="gr1" draw:text-style-name="P1" draw:layer="layout" svg:width="8.64cm" svg:height="1.778cm" svg:x="0.758cm" svg:y="3.862cm">
          <text:p text:style-name="P1">Diretos</text:p>
        </draw:rect>
        <draw:rect draw:style-name="gr1" draw:text-style-name="P1" draw:layer="layout" svg:width="9.264cm" svg:height="1.778cm" svg:x="16.002cm" svg:y="3.862cm">
          <text:p text:style-name="P1">Indiretos</text:p>
        </draw:rect>
        <draw:rect draw:style-name="gr1" draw:text-style-name="P1" draw:layer="layout" svg:width="6.608cm" svg:height="1.778cm" svg:x="18.958cm" svg:y="6.762cm">
          <text:p text:style-name="P1">Pontos de Vista</text:p>
        </draw:rect>
        <draw:rect draw:style-name="gr1" draw:text-style-name="P1" draw:layer="layout" svg:width="6.608cm" svg:height="1.778cm" svg:x="2.758cm" svg:y="6.762cm">
          <text:p text:style-name="P1">Aluno</text:p>
        </draw:rect>
        <draw:rect draw:style-name="gr1" draw:text-style-name="P1" draw:layer="layout" svg:width="6.608cm" svg:height="1.778cm" svg:x="2.758cm" svg:y="9.062cm">
          <text:p text:style-name="P1">Professores</text:p>
        </draw:rect>
        <draw:rect draw:style-name="gr1" draw:text-style-name="P1" draw:layer="layout" svg:width="6.608cm" svg:height="1.778cm" svg:x="2.758cm" svg:y="11.462cm">
          <text:p text:style-name="P1">Gerente de redes</text:p>
        </draw:rect>
        <draw:rect draw:style-name="gr1" draw:text-style-name="P1" draw:layer="layout" svg:width="8.24cm" svg:height="1.778cm" svg:x="2.058cm" svg:y="13.662cm">
          <text:p text:style-name="P1">Equipe de desenvolvimento</text:p>
        </draw:rect>
        <draw:rect draw:style-name="gr1" draw:text-style-name="P1" draw:layer="layout" svg:width="6.608cm" svg:height="1.778cm" svg:x="2.758cm" svg:y="15.762cm">
          <text:p text:style-name="P1">Funcionários</text:p>
        </draw:rect>
        <draw:rect draw:style-name="gr1" draw:text-style-name="P1" draw:layer="layout" svg:width="6.608cm" svg:height="1.778cm" svg:x="18.958cm" svg:y="6.762cm">
          <text:p text:style-name="P1">Governo</text:p>
        </draw:rect>
        <draw:rect draw:style-name="gr1" draw:text-style-name="P1" draw:layer="layout" svg:width="6.608cm" svg:height="1.778cm" svg:x="18.958cm" svg:y="8.962cm">
          <text:p text:style-name="P1">Área financeira</text:p>
        </draw:rect>
        <draw:rect draw:style-name="gr1" draw:text-style-name="P1" draw:layer="layout" svg:width="6.608cm" svg:height="1.778cm" svg:x="18.958cm" svg:y="11.162cm">
          <text:p text:style-name="P1">Fornecedores</text:p>
        </draw:rect>
        <draw:rect draw:style-name="gr1" draw:text-style-name="P1" draw:layer="layout" svg:width="6.608cm" svg:height="1.778cm" svg:x="18.958cm" svg:y="13.762cm">
          <text:p text:style-name="P1">Vestibulando</text:p>
        </draw:rect>
        <draw:rect draw:style-name="gr1" draw:text-style-name="P1" draw:layer="layout" svg:width="6.608cm" svg:height="1.778cm" svg:x="18.958cm" svg:y="16.062cm">
          <text:p text:style-name="P1">Área Limpeza</text:p>
        </draw:rect>
        <draw:line draw:style-name="gr2" draw:text-style-name="P1" draw:layer="layout" svg:x1="4.826cm" svg:y1="3.862cm" svg:x2="4.826cm" svg:y2="1.524cm">
          <text:p/>
        </draw:line>
        <draw:line draw:style-name="gr2" draw:text-style-name="P1" draw:layer="layout" svg:x1="4.826cm" svg:y1="1.524cm" svg:x2="6.858cm" svg:y2="1.524cm">
          <text:p/>
        </draw:line>
        <draw:line draw:style-name="gr2" draw:text-style-name="P1" draw:layer="layout" svg:x1="20.56cm" svg:y1="3.762cm" svg:x2="20.56cm" svg:y2="1.424cm">
          <text:p/>
        </draw:line>
        <draw:line draw:style-name="gr2" draw:text-style-name="P1" draw:layer="layout" svg:x1="20.56cm" svg:y1="1.424cm" svg:x2="18.528cm" svg:y2="1.424cm">
          <text:p/>
        </draw:line>
        <draw:line draw:style-name="gr2" draw:text-style-name="P1" draw:layer="layout" svg:x1="0.758cm" svg:y1="4.826cm" svg:x2="0.254cm" svg:y2="4.826cm">
          <text:p/>
        </draw:line>
        <draw:line draw:style-name="gr2" draw:text-style-name="P1" draw:layer="layout" svg:x1="0.254cm" svg:y1="4.826cm" svg:x2="0.254cm" svg:y2="16.764cm">
          <text:p/>
        </draw:line>
        <draw:line draw:style-name="gr2" draw:text-style-name="P1" draw:layer="layout" svg:x1="0.308cm" svg:y1="16.764cm" svg:x2="2.558cm" svg:y2="16.764cm">
          <text:p/>
        </draw:line>
        <draw:line draw:style-name="gr2" draw:text-style-name="P1" draw:layer="layout" svg:x1="0.254cm" svg:y1="14.478cm" svg:x2="2.058cm" svg:y2="14.478cm">
          <text:p/>
        </draw:line>
        <draw:line draw:style-name="gr2" draw:text-style-name="P1" draw:layer="layout" svg:x1="0.254cm" svg:y1="12.446cm" svg:x2="2.758cm" svg:y2="12.446cm">
          <text:p/>
        </draw:line>
        <draw:line draw:style-name="gr2" draw:text-style-name="P1" draw:layer="layout" svg:x1="0.254cm" svg:y1="10.16cm" svg:x2="2.758cm" svg:y2="10.16cm">
          <text:p/>
        </draw:line>
        <draw:line draw:style-name="gr2" draw:text-style-name="P1" draw:layer="layout" svg:x1="2.286cm" svg:y1="16.764cm" svg:x2="2.758cm" svg:y2="16.764cm">
          <text:p/>
        </draw:line>
        <draw:line draw:style-name="gr2" draw:text-style-name="P1" draw:layer="layout" svg:x1="0.254cm" svg:y1="7.874cm" svg:x2="2.758cm" svg:y2="7.874cm">
          <text:p/>
        </draw:line>
        <draw:line draw:style-name="gr2" draw:text-style-name="P1" draw:layer="layout" svg:x1="25.266cm" svg:y1="4.572cm" svg:x2="26.416cm" svg:y2="4.572cm">
          <text:p/>
        </draw:line>
        <draw:line draw:style-name="gr2" draw:text-style-name="P1" draw:layer="layout" svg:x1="25.566cm" svg:y1="17.018cm" svg:x2="26.462cm" svg:y2="17.018cm">
          <text:p/>
        </draw:line>
        <draw:line draw:style-name="gr2" draw:text-style-name="P1" draw:layer="layout" svg:x1="25.566cm" svg:y1="14.732cm" svg:x2="26.462cm" svg:y2="14.732cm">
          <text:p/>
        </draw:line>
        <draw:line draw:style-name="gr2" draw:text-style-name="P1" draw:layer="layout" svg:x1="25.566cm" svg:y1="11.938cm" svg:x2="26.454cm" svg:y2="11.938cm">
          <text:p/>
        </draw:line>
        <draw:line draw:style-name="gr2" draw:text-style-name="P1" draw:layer="layout" svg:x1="25.566cm" svg:y1="9.906cm" svg:x2="26.416cm" svg:y2="9.906cm">
          <text:p/>
        </draw:line>
        <draw:line draw:style-name="gr2" draw:text-style-name="P1" draw:layer="layout" svg:x1="25.566cm" svg:y1="7.62cm" svg:x2="26.416cm" svg:y2="7.62cm">
          <text:p/>
        </draw:line>
        <draw:line draw:style-name="gr2" draw:text-style-name="P1" draw:layer="layout" svg:x1="26.454cm" svg:y1="4.526cm" svg:x2="26.462cm" svg:y2="17.018cm">
          <text:p/>
        </draw:line>
        <presentation:notes draw:style-name="dp2">
          <draw:page-thumbnail draw:style-name="gr3" draw:layer="layout" svg:width="14.848cm" svg:height="11.135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inos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mo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mo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mo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mo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mo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Rodolfo Peixoto</meta:initial-creator>
    <meta:creation-date>2015-02-12T08:11:01</meta:creation-date>
    <dc:date>2015-02-12T08:35:50</dc:date>
    <dc:creator>Rodolfo Peixoto</dc:creator>
    <meta:editing-duration>PT9M19S</meta:editing-duration>
    <meta:editing-cycles>1</meta:editing-cycles>
    <meta:document-statistic meta:object-count="56"/>
    <meta:generator>OpenOffice/4.1.0$Linux OpenOffice.org_project/410m18$Build-9764</meta:generator>
  </office:meta>
</office:document-meta>
</file>